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dfdf" officeooo:paragraph-rsid="000bdfdf"/>
    </style:style>
    <style:style style:name="P2" style:family="paragraph" style:parent-style-name="Standard">
      <style:text-properties officeooo:paragraph-rsid="000bdfdf"/>
    </style:style>
    <style:style style:name="P3" style:family="paragraph" style:parent-style-name="Standard">
      <style:text-properties officeooo:paragraph-rsid="00105982"/>
    </style:style>
    <style:style style:name="P4" style:family="paragraph" style:parent-style-name="Standard">
      <style:text-properties officeooo:rsid="001265b0" officeooo:paragraph-rsid="001265b0"/>
    </style:style>
    <style:style style:name="P5" style:family="paragraph" style:parent-style-name="Standard">
      <style:text-properties officeooo:rsid="001540ee" officeooo:paragraph-rsid="001540ee"/>
    </style:style>
    <style:style style:name="P6" style:family="paragraph" style:parent-style-name="Standard">
      <style:text-properties officeooo:rsid="0016c92f" officeooo:paragraph-rsid="0016c92f"/>
    </style:style>
    <style:style style:name="P7" style:family="paragraph" style:parent-style-name="Standard">
      <style:text-properties officeooo:rsid="001767dd" officeooo:paragraph-rsid="001767dd"/>
    </style:style>
    <style:style style:name="P8" style:family="paragraph" style:parent-style-name="Preformatted_20_Text">
      <style:text-properties officeooo:rsid="0016c92f" officeooo:paragraph-rsid="0016c92f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1230ee" officeooo:paragraph-rsid="001230e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16c92f" officeooo:paragraph-rsid="0016c92f"/>
    </style:style>
    <style:style style:name="T1" style:family="text">
      <style:text-properties officeooo:rsid="000bdfdf"/>
    </style:style>
    <style:style style:name="T2" style:family="text">
      <style:text-properties officeooo:rsid="000e87c2"/>
    </style:style>
    <style:style style:name="T3" style:family="text">
      <style:text-properties officeooo:rsid="000ea733"/>
    </style:style>
    <style:style style:name="T4" style:family="text">
      <style:text-properties officeooo:rsid="00105982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officeooo:rsid="001265b0"/>
    </style:style>
    <style:style style:name="T7" style:family="text">
      <style:text-properties officeooo:rsid="001767dd"/>
    </style:style>
    <style:style style:name="T8" style:family="text">
      <style:text-properties officeooo:rsid="001918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ÍDAS DE ACORDO COM O QUE FOI PEDIDO NO DOCUMENTO QUE DESCREVE O DESAFIO</text:p>
      <text:p text:style-name="P1"/>
      <text:p text:style-name="P4">Para fazer este desafio foi utilizado o conjunto de ferramentas disponibilizados pelo <text:span text:style-name="T8">pacote</text:span> Anaconda 3. Todo o software foi escrito no formato notebook da ferramenta jupyter notebook.</text:p>
      <text:p text:style-name="P4">A linguagem utilizada foi Python 3.</text:p>
      <text:p text:style-name="P4">A biblioteca de Machine Learning utilizada foi a Scikit-Learn.</text:p>
      <text:p text:style-name="P4">Software disponibilizado no git hub no arquivo Desafio-BB.ipynb. Pode ser aberto com o comando jupyter notebook.</text:p>
      <text:p text:style-name="P7">Todo os artefatos produzidos estão disponíveis no github: https://github.com/rob-nn/desafio-bb</text:p>
      <text:p text:style-name="P4"/>
      <text:p text:style-name="P1"/>
      <text:p text:style-name="P1"/>
      <text:p text:style-name="P1"># EXPLICAR AS VARIÁVEIS QUE FORAM EXPLORADAS E OS MOTIVOS;</text:p>
      <text:p text:style-name="P1"><text:tab/>Foram exploradas todas as variáveis. Como estratégia para optou-se por usar força bruta na hiperparametrização e se experimentar vários algoritmos diferentes, ao invés de se fazer um estudo <text:span text:style-name="T8">minucioso</text:span> das variáveis. O motivo foi o pouco tempo alocado para realizar a tarefa.</text:p>
      <text:p text:style-name="P1"/>
      <text:p text:style-name="P1"># CASO TENHA SIDO NECESSÁRIO NOVAS VARIÁVEIS, EXPLICAR O MOTIVO DA CRIAÇÃO;</text:p>
      <text:p text:style-name="P1"><text:tab/>Não se criou novas variáveis, mas em compensação todos as colunas do dataset que eram de tipo não numérico foram mapeadas para números inteiros e depois escalad<text:span text:style-name="T8">a</text:span>s usando-se o método standardization.</text:p>
      <text:p text:style-name="P1"/>
      <text:p text:style-name="P1"># EXPLICAR O PROCESSO DE PREPARAÇÃO;</text:p>
      <text:p text:style-name="P1"><text:tab/><text:span text:style-name="T2">Utilizou-se da biblioteca pandas do python para fazer a leitura inicial dos dados;</text:span></text:p>
      <text:p text:style-name="P1"><text:tab/><text:span text:style-name="T2">Linhas que apresentaram algum tipo de problema de conversão de tipos foram eliminadas;</text:span></text:p>
      <text:p text:style-name="P1"><text:tab/><text:span text:style-name="T2">Todas as colunas do arquivo que possuíam o tipo string, foram remapeadas para valores inteiros;</text:span></text:p>
      <text:p text:style-name="P1"><text:tab/><text:span text:style-name="T2">Os dados foram separados num Array contendo as variáveis e um vetor contendo os rótulos (classificador &lt;=50k ou &gt;50k);</text:span></text:p>
      <text:p text:style-name="P1"><text:tab/><text:span text:style-name="T2">Os dados foram separados de forma aleatória num grupo de 80% para treinamento e outro de 20% para testes;</text:span></text:p>
      <text:p text:style-name="P1"><text:tab/><text:span text:style-name="T2">Todas as matrizes resultantes foram escaladas usando o método standardization.</text:span></text:p>
      <text:p text:style-name="P1"/>
      <text:p text:style-name="P1"># DETALHAR SE HOUVE ALGUM PROCESSO QUE DEVE SER CONSIDERADO TRANSFORMAÇÃO DE RECURSOS CONTÍNUOS ENVIESADOS E O PORQUÊ;</text:p>
      <text:p text:style-name="P1"><text:tab/><text:span text:style-name="T2">Não entendi</text:span></text:p>
      <text:p text:style-name="P1"/>
      <text:p text:style-name="P1"># EXPLICAR QUAL FOI O PROCESSO UTILIZADO PARA NORMALIZAÇÃO DOS DADOS;</text:p>
      <text:p text:style-name="P1"><text:tab/><text:span text:style-name="T2">O processo equivalente a normalização de dados utilizado foi escalar os valores das matrizes usando o standardization. Basicamente cada valor da matriz é escalado pegando-se o valor do item da matriz subtraindo-o da média (da coluna) e dividindo-se o resultado pelo desvio padrão (da coluna). Utilizou-se as ferramentas do scikit-learn para se fazer isso.</text:span></text:p>
      <text:p text:style-name="P1"/>
      <text:p text:style-name="P1"># DETALHAR QUAL FOI O MODELO UTILIZADO PARA DESEMPENHO E PREDIÇÃO DOS DADOS;</text:p>
      <text:p text:style-name="P1"><text:tab/><text:span text:style-name="T2">Utilizou-se a acurácia e o Log Loss para se determinar o desempenho das possíveis soluções.</text:span></text:p>
      <text:p text:style-name="P1"><text:tab/><text:span text:style-name="T4">Para se treinar o modelo se utilizou o primeiro grupo de dados. Para se testar o modelo (fase de teste de predição) utilizou-se o grupo de dados separado para testes. A acurácia e o Log Loss foram calculados em cima da predição dos dados separados para teste.</text:span></text:p>
      <text:p text:style-name="P1"/>
      <text:p text:style-name="P1"># SE CHEGOU A UTILIZAR MODELOS DE APRENDIZAGEM SUPERVISIONADOS, EXPLIQUE QUAIS;</text:p>
      <text:p text:style-name="P1"><text:tab/><text:span text:style-name="T3">Foram utilizados vários algoritmos de aprendizagem supervisionados.</text:span></text:p>
      <text:p text:style-name="P3"><text:span text:style-name="T4">Primeiramente foram feitas várias tentativas usando-se SVM e MLP, mudou-se várias vezes os parâmetros dos algoritmos. Melhor resultado para SVM foi:</text:span></text:p>
      <text:p text:style-name="Preformatted_20_Text"><text:soft-page-break/>Accuracy: 0.84</text:p>
      <text:p text:style-name="P9">Log Loss: 5.40</text:p>
      <text:p text:style-name="P10">Já para MLP foi:</text:p>
      <text:p text:style-name="P10">Accuracy: 0.84</text:p>
      <text:p text:style-name="P9">Log Loss: 5.58</text:p>
      <text:p text:style-name="P10"><text:tab/>Depois foi feito um pequeno programa que rodou vários algoritmos de uma vez sem se se modificar muito os parâmetros dos algoritmos</text:p>
      <text:p text:style-name="P10">Resultado<text:span text:style-name="T8">s de cada um dos algoritmos </text:span>abaixo:</text:p>
      <text:p text:style-name="P2"><text:span text:style-name="T1"><text:tab/></text:span>Nearest <text:span text:style-name="T5">Neighbo</text:span><text:span text:style-name="T6">s</text:span><text:span text:style-name="T5">s</text:span></text:p>
      <text:p text:style-name="Preformatted_20_Text"><text:s text:c="4"/>--- 0.017520904541015625 Segundos ---</text:p>
      <text:p text:style-name="Preformatted_20_Text"><text:s text:c="4"/>Accuracy: 0.79</text:p>
      <text:p text:style-name="Preformatted_20_Text"><text:s text:c="4"/>Log Loss: 7.18</text:p>
      <text:p text:style-name="Preformatted_20_Text">Linear SVM</text:p>
      <text:p text:style-name="Preformatted_20_Text"><text:s text:c="4"/>--- 0.19573736190795898 Segundos ---</text:p>
      <text:p text:style-name="Preformatted_20_Text"><text:s text:c="4"/>Accuracy: 0.82</text:p>
      <text:p text:style-name="Preformatted_20_Text"><text:s text:c="4"/>Log Loss: 6.12</text:p>
      <text:p text:style-name="Preformatted_20_Text">RBF SVM</text:p>
      <text:p text:style-name="Preformatted_20_Text"><text:s text:c="4"/>--- 0.7933015823364258 Segundos ---</text:p>
      <text:p text:style-name="Preformatted_20_Text"><text:s text:c="4"/>Accuracy: 0.77</text:p>
      <text:p text:style-name="Preformatted_20_Text"><text:s text:c="4"/>Log Loss: 8.11</text:p>
      <text:p text:style-name="Preformatted_20_Text">Decision Tree</text:p>
      <text:p text:style-name="Preformatted_20_Text"><text:s text:c="4"/>--- 0.003942966461181641 Segundos ---</text:p>
      <text:p text:style-name="Preformatted_20_Text"><text:s text:c="4"/>Accuracy: 0.83</text:p>
      <text:p text:style-name="Preformatted_20_Text"><text:s text:c="4"/>Log Loss: 5.71</text:p>
      <text:p text:style-name="Preformatted_20_Text">Random Forest</text:p>
      <text:p text:style-name="Preformatted_20_Text"><text:s text:c="4"/>--- 0.013039112091064453 Segundos ---</text:p>
      <text:p text:style-name="Preformatted_20_Text"><text:s text:c="4"/>Accuracy: 0.83</text:p>
      <text:p text:style-name="Preformatted_20_Text"><text:s text:c="4"/>Log Loss: 5.80</text:p>
      <text:p text:style-name="Preformatted_20_Text">Neural Net</text:p>
      <text:p text:style-name="Preformatted_20_Text"><text:s text:c="4"/>--- 0.5596568584442139 Segundos ---</text:p>
      <text:p text:style-name="Preformatted_20_Text"><text:s text:c="4"/>Accuracy: 0.84</text:p>
      <text:p text:style-name="Preformatted_20_Text"><text:s text:c="4"/>Log Loss: 5.62</text:p>
      <text:p text:style-name="Preformatted_20_Text">AdaBoost</text:p>
      <text:p text:style-name="Preformatted_20_Text"><text:s text:c="4"/>--- 0.11076831817626953 Segundos ---</text:p>
      <text:p text:style-name="Preformatted_20_Text"><text:s text:c="4"/>Accuracy: 0.84</text:p>
      <text:p text:style-name="Preformatted_20_Text"><text:s text:c="4"/>Log Loss: 5.58</text:p>
      <text:p text:style-name="Preformatted_20_Text">Naive Bayes</text:p>
      <text:p text:style-name="Preformatted_20_Text"><text:s text:c="4"/>--- 0.0013234615325927734 Segundos ---</text:p>
      <text:p text:style-name="Preformatted_20_Text"><text:s text:c="4"/>Accuracy: 0.82</text:p>
      <text:p text:style-name="Preformatted_20_Text"><text:s text:c="4"/>Log Loss: 6.15</text:p>
      <text:p text:style-name="Preformatted_20_Text">QDA</text:p>
      <text:p text:style-name="Preformatted_20_Text"><text:s text:c="4"/>--- 0.0017476081848144531 Segundos ---</text:p>
      <text:p text:style-name="Preformatted_20_Text"><text:s text:c="4"/>Accuracy: 0.82</text:p>
      <text:p text:style-name="P9"><text:s text:c="4"/>Log Loss: 6.12</text:p>
      <text:p text:style-name="P6">Como neste teste o AdaBoost teve um melhor resultado, investiu-se um pouco mais neste algoritmo. Novas parametrizações foram testadas e este novo score foi obtido:</text:p>
      <text:p text:style-name="P8">Accuracy: 0.85</text:p>
      <text:p text:style-name="P9">Log Loss: 5.18</text:p>
      <text:p text:style-name="P6"/>
      <text:p text:style-name="P1"/>
      <text:p text:style-name="P1"># DETALHAR O QUE FOI UTILIZADO NO TREINO E DE EVOLUÇÃO;</text:p>
      <text:p text:style-name="P1">APRESENTAR A ACURACIDADE DO MODELO E A REVALIDAÇÃO DO MODELO COM LOG LOSS.</text:p>
      <text:p text:style-name="P6">Tendo-se por base todos os modelos criados e citados anteriormente a melhor performance foi do AdaBoost com a maior acurácia e menor Log Loss:</text:p>
      <text:p text:style-name="P8"><text:soft-page-break/>Accuracy: 0.85</text:p>
      <text:p text:style-name="P11">Log Loss: 5.18</text:p>
      <text:p text:style-name="P11">Os parâmetros que obteram esta performance foram:</text:p>
      <text:p text:style-name="P11">{'adaboostclassifier__algorithm': 'SAMME.R', 'adaboostclassifier__learning_rate': 1.7, 'adaboostclassifier__n_estimators': 300}</text:p>
      <text:p text:style-name="P11">Todo o código está disponível no github <text:span text:style-name="T7">em </text:span><text:a xlink:type="simple" xlink:href="https://github.com/rob-nn/desafio-bb" text:style-name="Internet_20_link" text:visited-style-name="Visited_20_Internet_20_Link"><text:span text:style-name="T7">https://github.com/rob-nn/desafio-bb</text:span></text:a><text:span text:style-name="T7"> arquivo: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8-09-01T16:04:09.081048925</meta:creation-date>
    <dc:date>2018-09-01T17:16:09.306271900</dc:date>
    <dc:creator>Roberto </dc:creator>
    <meta:editing-duration>PT39M14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3" meta:paragraph-count="81" meta:word-count="716" meta:character-count="4833" meta:non-whitespace-character-count="4075"/>
  </office:meta>
</office:document-meta>
</file>